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C000001DEFEF337D0.jpg"/>
  <manifest:file-entry manifest:media-type="image/png" manifest:full-path="Pictures/100002010000034D000002981338D310.png"/>
  <manifest:file-entry manifest:media-type="image/jpeg" manifest:full-path="Pictures/10000000000002AC000001DE431DB1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Reservations" style:family="table">
      <style:table-properties table:align="margins"/>
    </style:style>
    <style:style style:name="Reservations.A" style:family="table-column">
      <style:table-column-properties style:rel-column-width="9362*"/>
    </style:style>
    <style:style style:name="Reservations.G" style:family="table-column">
      <style:table-column-properties style:rel-column-width="9363*"/>
    </style:style>
    <style:style style:name="Reservations.A1" style:family="table-cell">
      <style:table-cell-properties fo:padding="0.097cm" fo:border="0.002cm solid #000000"/>
    </style:style>
    <style:style style:name="Reservations.A2" style:family="table-cell">
      <style:table-cell-properties fo:padding="0.097cm" fo:border-left="0.002cm solid #000000" fo:border-right="none" fo:border-top="none" fo:border-bottom="0.002cm solid #000000"/>
    </style:style>
    <style:style style:name="Reservations.G2" style:family="table-cell">
      <style:table-cell-properties fo:padding="0.097cm" fo:border-left="0.002cm solid #000000" fo:border-right="0.002cm solid #000000" fo:border-top="none" fo:border-bottom="0.002cm solid #000000"/>
    </style:style>
    <style:style style:name="Reservations.A3" style:family="table-cell" style:data-style-name="N0">
      <style:table-cell-properties fo:padding="0.097cm" fo:border-left="0.002cm solid #000000" fo:border-right="none" fo:border-top="none" fo:border-bottom="0.002cm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02cm solid #000000" fo:border-right="none" fo:border-top="0.002cm solid #000000" fo:border-bottom="0.002cm solid #000000"/>
    </style:style>
    <style:style style:name="Tabell4.G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D2" style:family="table-cell" style:data-style-name="N100">
      <style:table-cell-properties fo:padding="0.097cm" fo:border-left="0.002cm solid #000000" fo:border-right="none" fo:border-top="none" fo:border-bottom="0.002cm solid #000000"/>
    </style:style>
    <style:style style:name="Tabell4.F2" style:family="table-cell" style:data-style-name="N0">
      <style:table-cell-properties fo:padding="0.097cm" fo:border-left="0.002cm solid #000000" fo:border-right="none" fo:border-top="none" fo:border-bottom="0.002cm solid #000000"/>
    </style:style>
    <style:style style:name="Tabell4.G2" style:family="table-cell">
      <style:table-cell-properties fo:padding="0.097cm" fo:border-left="0.002cm solid #000000" fo:border-right="0.002cm solid #000000" fo:border-top="none" fo:border-bottom="0.002cm solid #000000"/>
    </style:style>
    <style:style style:name="Tabell5" style:family="table">
      <style:table-properties table:align="margins"/>
    </style:style>
    <style:style style:name="Tabell5.A" style:family="table-column">
      <style:table-column-properties style:rel-column-width="7513*"/>
    </style:style>
    <style:style style:name="Tabell5.B" style:family="table-column">
      <style:table-column-properties style:rel-column-width="8914*"/>
    </style:style>
    <style:style style:name="Tabell5.C" style:family="table-column">
      <style:table-column-properties style:rel-column-width="13313*"/>
    </style:style>
    <style:style style:name="Tabell5.D" style:family="table-column">
      <style:table-column-properties style:rel-column-width="6758*"/>
    </style:style>
    <style:style style:name="Tabell5.E" style:family="table-column">
      <style:table-column-properties style:rel-column-width="6554*"/>
    </style:style>
    <style:style style:name="Tabell5.F" style:family="table-column">
      <style:table-column-properties style:rel-column-width="7622*"/>
    </style:style>
    <style:style style:name="Tabell5.G" style:family="table-column">
      <style:table-column-properties style:rel-column-width="14861*"/>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G2" style:family="table-cell">
      <style:table-cell-properties fo:padding="0.097cm" fo:border-left="0.002cm solid #000000" fo:border-right="0.002cm solid #000000" fo:border-top="none" fo:border-bottom="0.002cm solid #000000"/>
    </style:style>
    <style:style style:name="Tabell5.F3" style:family="table-cell" style:data-style-name="N0">
      <style:table-cell-properties fo:padding="0.097cm" fo:border-left="0.002cm solid #000000" fo:border-right="none" fo:border-top="none" fo:border-bottom="0.002cm solid #000000"/>
    </style:style>
    <style:style style:name="Tabell6" style:family="table">
      <style:table-properties table:align="margins"/>
    </style:style>
    <style:style style:name="Tabell6.A" style:family="table-column">
      <style:table-column-properties style:rel-column-width="9362*"/>
    </style:style>
    <style:style style:name="Tabell6.G" style:family="table-column">
      <style:table-column-properties style:rel-column-width="9363*"/>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G2" style:family="table-cell">
      <style:table-cell-properties fo:padding="0.097cm" fo:border-left="0.002cm solid #000000" fo:border-right="0.002cm solid #000000" fo:border-top="none" fo:border-bottom="0.002cm solid #000000"/>
    </style:style>
    <style:style style:name="Tabell6.A3" style:family="table-cell" style:data-style-name="N100">
      <style:table-cell-properties fo:padding="0.097cm" fo:border-left="0.002cm solid #000000" fo:border-right="none" fo:border-top="none" fo:border-bottom="0.002cm solid #000000"/>
    </style:style>
    <style:style style:name="Tabell6.G3" style:family="table-cell" style:data-style-name="N100">
      <style:table-cell-properties fo:padding="0.097cm" fo:border-left="0.002cm solid #000000" fo:border-right="0.002cm solid #000000" fo:border-top="none" fo:border-bottom="0.002cm solid #000000"/>
    </style:style>
    <style:style style:name="Tabell7" style:family="table">
      <style:table-properties table:align="margins"/>
    </style:style>
    <style:style style:name="Tabell7.A" style:family="table-column">
      <style:table-column-properties style:rel-column-width="16856*"/>
    </style:style>
    <style:style style:name="Tabell7.B" style:family="table-column">
      <style:table-column-properties style:rel-column-width="48679*"/>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table:align="margins"/>
    </style:style>
    <style:style style:name="Tabell8.A" style:family="table-column">
      <style:table-column-properties style:rel-column-width="16856*"/>
    </style:style>
    <style:style style:name="Tabell8.B" style:family="table-column">
      <style:table-column-properties style:rel-column-width="48679*"/>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0.002cm solid #000000" fo:border-top="none" fo:border-bottom="0.002cm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Table_20_Heading">
      <style:paragraph-properties fo:text-align="start" style:justify-single-word="false"/>
    </style:style>
    <style:style style:name="P13"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paragraph-properties fo:text-align="start" style:justify-single-word="false"/>
      <style:text-properties fo:font-style="italic" style:font-style-asian="italic" style:font-style-complex="italic"/>
    </style:style>
    <style:style style:name="P21" style:family="paragraph" style:parent-style-name="Table_20_Contents">
      <style:text-properties fo:font-style="normal" style:font-style-asian="normal" style:font-style-complex="normal"/>
    </style:style>
    <style:style style:name="P22" style:family="paragraph" style:parent-style-name="Table_20_Contents">
      <style:paragraph-properties fo:text-align="start" style:justify-single-word="false"/>
      <style:text-properties fo:font-style="normal" style:font-style-asian="normal" style:font-style-complex="normal"/>
    </style:style>
    <style:style style:name="P23" style:family="paragraph" style:parent-style-name="Table_20_Contents">
      <style:text-properties fo:font-style="normal" fo:font-weight="bold" style:font-style-asian="normal" style:font-weight-asian="bold" style:font-style-complex="normal" style:font-weight-complex="bold"/>
    </style:style>
    <style:style style:name="P24"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weight="normal" style:font-weight-asian="normal" style:font-weight-complex="normal"/>
    </style:style>
    <style:style style:name="P29"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A3B</text:p>
      <text:p text:style-name="P9">Designdokument</text:p>
      <text:p text:style-name="P10">version 1.0</text:p>
      <text:p text:style-name="P9"/>
      <text:p text:style-name="P11">Andersson, Adam, adaan690</text:p>
      <text:p text:style-name="P11">Andersson, Conny, conan414</text:p>
      <text:p text:style-name="P11">Andersson, Martin, maran703</text:p>
      <text:p text:style-name="P11">Bolin, Andreas, andbo467</text:p>
      <text:p text:style-name="P6"/>
      <text:p text:style-name="P6">2012-11-09</text:p>
      <text:p text:style-name="P6"/>
      <text:p text:style-name="P6"/>
      <text:p text:style-name="P6"/>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Innehållsförteckning</text:p>
          </text:index-title>
          <text:p text:style-name="P26">1. Inledning<text:tab/>3</text:p>
          <text:p text:style-name="P26">2. Klassdiagram<text:tab/>4</text:p>
          <text:p text:style-name="P26">3. Klassbeskrivning<text:tab/>5</text:p>
        </text:index-body>
      </text:table-of-content>
      <text:p text:style-name="P5"/>
      <text:p text:style-name="P27"><text:toc-mark-start text:id="IMark507795512" text:outline-level="1"/>1. Inledning<text:toc-mark-end text:id="IMark507795512"/></text:p>
      <text:p text:style-name="P5"/>
      <text:p text:style-name="P4">Detta dokument är en objektorienterad design av vårt system. Projektet utförs i kursen TDDC76 <text:span text:style-name="T1">Programmering och datastrukturer, </text:span>vid Linköpings Tekniska Högskola.</text:p>
      <text:p text:style-name="P4"/>
      <text:p text:style-name="P4">Systemet är ett bokningssystem för fordon med ett grafiskt gränssnitt mot operatören. I bokningssystemet ska man kunna boka fordon och även kunna hantera in- och utlämning av fordon.</text:p>
      <text:p text:style-name="P4">Vidare ska man även kunna söka fram bokningar och fordon. En databas kommer användas för bokningar samt en för fordon. Systemet ska täcka administrationsbehovet för en mindre uthyrningsstation.</text:p>
      <text:p text:style-name="P5"/>
      <text:p text:style-name="P4"/>
      <text:p text:style-name="P2"><text:toc-mark text:string-value="2. Klassdiagram" text:outline-level="1"/>2. Klassdiagram<text:line-break/></text:p>
      <text:p text:style-name="P4">Nedan följer ett klassdiagram för vårt system. Observera att samtliga pilar/trianglar anger association samt att alla relationer är angivna med riktning.</text:p>
      <text:p text:style-name="P4"/>
      <text:p text:style-name="P4"><draw:frame draw:style-name="fr1" draw:name="grafik1" text:anchor-type="paragraph" svg:width="17cm" svg:height="13.365cm" draw:z-index="0"><draw:image xlink:href="Pictures/100002010000034D000002981338D310.png" xlink:type="simple" xlink:show="embed" xlink:actuate="onLoad"/></draw:frame></text:p>
      <text:p text:style-name="P2"><text:toc-mark-start text:id="IMark507795512" text:outline-level="1"/>3. Klassbeskrivning<text:toc-mark-end text:id="IMark507795512"/><text:line-break/><text:line-break/><text:span text:style-name="T2">Nedan följer klassformulär för våra klasser.</text:span></text:p>
      <text:p text:style-name="P5"/>
      <table:table table:name="Tabell1" table:style-name="Tabell1">
        <table:table-column table:style-name="Tabell1.A"/>
        <table:table-column table:style-name="Tabell1.B"/>
        <table:table-row>
          <table:table-cell table:style-name="Tabell1.A1" office:value-type="string">
            <text:p text:style-name="P12">Namn:</text:p>
          </table:table-cell>
          <table:table-cell table:style-name="Tabell1.B1" office:value-type="string">
            <text:p text:style-name="P13">Carpark</text:p>
          </table:table-cell>
        </table:table-row>
        <table:table-row>
          <table:table-cell table:style-name="Tabell1.A2" office:value-type="string">
            <text:p text:style-name="P15">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5">Konstruktörer:</text:p>
          </table:table-cell>
          <table:table-cell table:style-name="Tabell1.B2" office:value-type="string">
            <text:p text:style-name="P16">Carpark()</text:p>
            <text:p text:style-name="P20">default konstruktor</text:p>
            <text:p text:style-name="P16">~Carpark()</text:p>
            <text:p text:style-name="P20">destruktor</text:p>
          </table:table-cell>
        </table:table-row>
        <table:table-row>
          <table:table-cell table:style-name="Tabell1.A2" office:value-type="string">
            <text:p text:style-name="P15">Operationer:</text:p>
          </table:table-cell>
          <table:table-cell table:style-name="Tabell1.B2" office:value-type="string">
            <text:p text:style-name="P15">void run()</text:p>
            <text:p text:style-name="P20">startar gui, öppnar databas, skapar sökobjekt</text:p>
          </table:table-cell>
        </table:table-row>
        <table:table-row>
          <table:table-cell table:style-name="Tabell1.A2" office:value-type="string">
            <text:p text:style-name="P15">Datamedlemmar:</text:p>
          </table:table-cell>
          <table:table-cell table:style-name="Tabell1.B2" office:value-type="string">
            <text:p text:style-name="P18"><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2">Namn:</text:p>
          </table:table-cell>
          <table:table-cell table:style-name="Tabell2.B1" office:value-type="string">
            <text:p text:style-name="P13">GUI</text:p>
          </table:table-cell>
        </table:table-row>
        <table:table-row>
          <table:table-cell table:style-name="Tabell2.A2" office:value-type="string">
            <text:p text:style-name="P15">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5">Konstruktörer:</text:p>
          </table:table-cell>
          <table:table-cell table:style-name="Tabell2.B2" office:value-type="string">
            <text:p text:style-name="P24">GUI()</text:p>
            <text:p text:style-name="P20">default konstruktor</text:p>
            <text:p text:style-name="P24">~GUI()</text:p>
            <text:p text:style-name="P20">destruktor</text:p>
          </table:table-cell>
        </table:table-row>
        <table:table-row>
          <table:table-cell table:style-name="Tabell2.A2" office:value-type="string">
            <text:p text:style-name="P15">Operationer:</text:p>
          </table:table-cell>
          <table:table-cell table:style-name="Tabell2.B2" office:value-type="string">
            <text:p text:style-name="P19">Se 4. Användargränssnitt nedan för en skiss av GUI:t.</text:p>
          </table:table-cell>
        </table:table-row>
        <table:table-row>
          <table:table-cell table:style-name="Tabell2.A2" office:value-type="string">
            <text:p text:style-name="P15">Datamedlemmar:</text:p>
          </table:table-cell>
          <table:table-cell table:style-name="Tabell2.B2" office:value-type="string">
            <text:p text:style-name="P16">Reservation <text:s text:c="11"/>current_reservation</text:p>
            <text:p text:style-name="P16">Search_reservation current_reservation_result</text:p>
            <text:p text:style-name="P16">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2">Namn:</text:p>
          </table:table-cell>
          <table:table-cell table:style-name="Tabell3.B1" office:value-type="string">
            <text:p text:style-name="P13">Database</text:p>
          </table:table-cell>
        </table:table-row>
        <table:table-row>
          <table:table-cell table:style-name="Tabell3.A2" office:value-type="string">
            <text:p text:style-name="P15">Syfte:</text:p>
          </table:table-cell>
          <table:table-cell table:style-name="Tabell3.B2" office:value-type="string">
            <text:p text:style-name="P18">Hanterar permanenta data i systemet. Datan lagras på fil. Sqlite används som databas. Statisk klass. </text:p>
          </table:table-cell>
        </table:table-row>
        <table:table-row>
          <table:table-cell table:style-name="Tabell3.A2" office:value-type="string">
            <text:p text:style-name="P15">Konstruktörer:</text:p>
          </table:table-cell>
          <table:table-cell table:style-name="Tabell3.B2" office:value-type="string">
            <text:p text:style-name="P18">- Statisk, ingen konstruktor</text:p>
            <text:p text:style-name="P16">~Database()</text:p>
          </table:table-cell>
        </table:table-row>
        <table:table-row>
          <table:table-cell table:style-name="Tabell3.A2" office:value-type="string">
            <text:p text:style-name="P15">Operationer:</text:p>
          </table:table-cell>
          <table:table-cell table:style-name="Tabell3.B2" office:value-type="string">
            <text:p text:style-name="P18">public:</text:p>
            <text:p text:style-name="P16">bool open(string&amp; filename) </text:p>
            <text:p text:style-name="P18">Öppnar databasen i filename, alternativt skapar databas med namn filename och initerar den, returnerar true om lyckat, false annars.</text:p>
            <text:p text:style-name="P18"/>
            <text:p text:style-name="P16">vector&lt;vector&lt;string&gt;&gt; reservation_search(string&amp; what, string&amp; value)</text:p>
            <text:p text:style-name="P18">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pan text:style-name="T3">name.</text:span></text:p>
            <text:p text:style-name="P18"/>
            <text:p text:style-name="P16">vector&lt;vector&lt;string&gt;&gt; reservation_search_date(int start_date, int end_date, int start_time = 0, int end_time = 2330)</text:p>
            <text:p text:style-name="P18">Gör en sökning i Reservation-tabellen i efter bokningar mellan start_date, start_time och end_time, end_time.<text:span text:style-name="T3"> Returnerar vektor med alla rader, där varje rad består av en vektor med varje kolumn som ett element. </text:span></text:p>
            <text:p text:style-name="P18"/>
            <text:p text:style-name="P16">vector&lt;vector&lt;string&gt;&gt; vehicle_search(string&amp; what, string&amp; value)</text:p>
            <text:p text:style-name="P18">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8"/>
            <text:p text:style-name="P16">vector&lt;vector&lt;string&gt;&gt; vehicle_search(string&amp; type, int start_date, int end_date, int start_time = 0, int end_time = 2330)</text:p>
            <text:p text:style-name="P18">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8"/>
            <text:p text:style-name="P16">string info_search(string&amp; what, string&amp; value)</text:p>
            <text:p text:style-name="P18"><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2"/>
            <text:p text:style-name="P16">void reservation_update(string&amp; res_nr, string&amp; reg_nr, int start_date, int end_date, int start_time, int end_time, string&amp; status, string&amp; name, string&amp; tel, string&amp; adress, string&amp; postal_nr, string&amp; city)</text:p>
            <text:p text:style-name="P18">Uppdaterar given bokning med de nya värdena</text:p>
            <text:p text:style-name="P18"/>
            <text:p text:style-name="P16">void vehicle_update(string&amp; reg_nr, string&amp; type, string&amp; status, string&amp; brand, string&amp; model)</text:p>
            <text:p text:style-name="P18">Uppdaterar givet fordon med de nya värdena</text:p>
            <text:p text:style-name="P18"/>
            <text:p text:style-name="P16">void settings_update(...)</text:p>
            <text:p text:style-name="P18">Uppdaterar Settings-tabellen.</text:p>
            <text:p text:style-name="P18"/>
            <text:p text:style-name="P18">private:</text:p>
            <text:p text:style-name="P16">vector&lt;vector&lt;string&gt;&gt; ask(string&amp; query)</text:p>
            <text:p text:style-name="P18">Gör en förfrågan till databasen, <text:span text:style-name="T3"><text:s/>returnerar vektor med alla rader, där varje rad består av en vektor med varje kolumn som ett element.</text:span></text:p>
            <text:p text:style-name="P22"/>
            <text:p text:style-name="P16">bool exists_res(string&amp; res_nr) <text:s/></text:p>
            <text:p text:style-name="P18">Returnerar sant om bokningen med res_nr redan finns i databasen</text:p>
            <text:p text:style-name="P18"/>
            <text:p text:style-name="P16">bool exists_vehicle(string&amp; reg_nr) <text:s/></text:p>
            <text:p text:style-name="P18">Returnerar sant om fordonet med reg_nr redan finns i databasen</text:p>
            <text:p text:style-name="P18"/>
            <text:p text:style-name="P16">string int_to_string(int)</text:p>
            <text:p text:style-name="P16"/>
            <text:p text:style-name="P16">void close()</text:p>
            <text:p text:style-name="P18">Stänger databas anslutningen</text:p>
          </table:table-cell>
        </table:table-row>
        <table:table-row>
          <table:table-cell table:style-name="Tabell3.A2" office:value-type="string">
            <text:p text:style-name="P15">Datamedlemmar:</text:p>
          </table:table-cell>
          <table:table-cell table:style-name="Tabell3.B2" office:value-type="string">
            <text:p text:style-name="P16">sqlite3* db</text:p>
          </table:table-cell>
        </table:table-row>
      </table:table>
      <text:p text:style-name="Standard"><text:soft-page-break/>Databasen ska ha bestå av tabellerna: Reservations, Vehicle och Settings.</text:p>
      <text:p text:style-name="Standard"/>
      <table:table table:name="Reservations" table:style-name="Reservations">
        <table:table-column table:style-name="Reservations.A" table:number-columns-repeated="6"/>
        <table:table-column table:style-name="Reservations.G"/>
        <table:table-row>
          <table:table-cell table:style-name="Reservations.A1" table:number-columns-spanned="7" office:value-type="string">
            <text:p text:style-name="Table_20_Heading">Reservations</text:p>
          </table:table-cell>
          <table:covered-table-cell/>
          <table:covered-table-cell/>
          <table:covered-table-cell/>
          <table:covered-table-cell/>
          <table:covered-table-cell/>
          <table:covered-table-cell/>
        </table:table-row>
        <table:table-row>
          <table:table-cell table:style-name="Reservations.A2" office:value-type="string">
            <text:p text:style-name="Table_20_Heading">res_nr</text:p>
          </table:table-cell>
          <table:table-cell table:style-name="Reservations.A2" office:value-type="string">
            <text:p text:style-name="Table_20_Heading">reg_nr</text:p>
          </table:table-cell>
          <table:table-cell table:style-name="Reservations.A2" office:value-type="string">
            <text:p text:style-name="Table_20_Heading">start_date</text:p>
          </table:table-cell>
          <table:table-cell table:style-name="Reservations.A2" office:value-type="string">
            <text:p text:style-name="Table_20_Heading">end_date</text:p>
          </table:table-cell>
          <table:table-cell table:style-name="Reservations.A2" office:value-type="string">
            <text:p text:style-name="Table_20_Heading">start_time</text:p>
          </table:table-cell>
          <table:table-cell table:style-name="Reservations.A2" office:value-type="string">
            <text:p text:style-name="Table_20_Heading">end_time</text:p>
          </table:table-cell>
          <table:table-cell table:style-name="Reservations.G2" office:value-type="string">
            <text:p text:style-name="Table_20_Heading">...</text:p>
          </table:table-cell>
        </table:table-row>
        <table:table-row>
          <table:table-cell table:style-name="Reservations.A3" office:value-type="float" office:value="12345">
            <text:p text:style-name="Table_20_Contents">12345</text:p>
          </table:table-cell>
          <table:table-cell table:style-name="Reservations.A2" office:value-type="string">
            <text:p text:style-name="Table_20_Contents">ABC123</text:p>
          </table:table-cell>
          <table:table-cell table:style-name="Reservations.A3" office:value-type="float" office:value="20120101">
            <text:p text:style-name="Table_20_Contents">20120101</text:p>
          </table:table-cell>
          <table:table-cell table:style-name="Reservations.A3" office:value-type="float" office:value="20120102">
            <text:p text:style-name="Table_20_Contents">20120102</text:p>
          </table:table-cell>
          <table:table-cell table:style-name="Reservations.A3" office:value-type="float" office:value="1030">
            <text:p text:style-name="Table_20_Contents">1030</text:p>
          </table:table-cell>
          <table:table-cell table:style-name="Reservations.A3" office:value-type="float" office:value="1030">
            <text:p text:style-name="Table_20_Contents">1030</text:p>
          </table:table-cell>
          <table:table-cell table:style-name="Reservations.G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7">…</text:p>
          </table:table-cell>
          <table:table-cell table:style-name="Tabell4.A1" office:value-type="string">
            <text:p text:style-name="P17">status </text:p>
          </table:table-cell>
          <table:table-cell table:style-name="Tabell4.A1" office:value-type="string">
            <text:p text:style-name="P17">name</text:p>
          </table:table-cell>
          <table:table-cell table:style-name="Tabell4.A1" office:value-type="string">
            <text:p text:style-name="P17">tel</text:p>
          </table:table-cell>
          <table:table-cell table:style-name="Tabell4.A1" office:value-type="string">
            <text:p text:style-name="P17">address</text:p>
          </table:table-cell>
          <table:table-cell table:style-name="Tabell4.A1" office:value-type="string">
            <text:p text:style-name="P17">postal_nr</text:p>
          </table:table-cell>
          <table:table-cell table:style-name="Tabell4.G1" office:value-type="string">
            <text:p text:style-name="P17">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7">Vehicle</text:p>
          </table:table-cell>
          <table:covered-table-cell/>
          <table:covered-table-cell/>
          <table:covered-table-cell/>
          <table:covered-table-cell/>
          <table:covered-table-cell/>
          <table:covered-table-cell/>
        </table:table-row>
        <table:table-row>
          <table:table-cell table:style-name="Tabell5.A2" office:value-type="string">
            <text:p text:style-name="P17">reg_nr</text:p>
          </table:table-cell>
          <table:table-cell table:style-name="Tabell5.A2" office:value-type="string">
            <text:p text:style-name="P17">type</text:p>
          </table:table-cell>
          <table:table-cell table:style-name="Tabell5.A2" office:value-type="string">
            <text:p text:style-name="P17">status</text:p>
          </table:table-cell>
          <table:table-cell table:style-name="Tabell5.A2" office:value-type="string">
            <text:p text:style-name="P17">brand</text:p>
          </table:table-cell>
          <table:table-cell table:style-name="Tabell5.A2" office:value-type="string">
            <text:p text:style-name="P17">model</text:p>
          </table:table-cell>
          <table:table-cell table:style-name="Tabell5.A2" office:value-type="string">
            <text:p text:style-name="P17">mileage</text:p>
          </table:table-cell>
          <table:table-cell table:style-name="Tabell5.G2" office:value-type="string">
            <text:p text:style-name="P17">damage</text:p>
          </table:table-cell>
        </table:table-row>
        <table:table-row>
          <table:table-cell table:style-name="Tabell5.A2" office:value-type="string">
            <text:p text:style-name="Table_20_Contents">ABC123</text:p>
          </table:table-cell>
          <table:table-cell table:style-name="Tabell5.A2" office:value-type="string">
            <text:p text:style-name="Table_20_Contents">small_car</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7">Settings</text:p>
          </table:table-cell>
          <table:covered-table-cell/>
          <table:covered-table-cell/>
          <table:covered-table-cell/>
          <table:covered-table-cell/>
          <table:covered-table-cell/>
          <table:covered-table-cell/>
        </table:table-row>
        <table:table-row>
          <table:table-cell table:style-name="Tabell6.A2" office:value-type="string">
            <text:p text:style-name="P17">open_hour</text:p>
          </table:table-cell>
          <table:table-cell table:style-name="Tabell6.A2" office:value-type="string">
            <text:p text:style-name="P17">close_hour</text:p>
          </table:table-cell>
          <table:table-cell table:style-name="Tabell6.A2" office:value-type="string">
            <text:p text:style-name="P17">min_rental</text:p>
          </table:table-cell>
          <table:table-cell table:style-name="Tabell6.A2" office:value-type="string">
            <text:p text:style-name="P17">...</text:p>
          </table:table-cell>
          <table:table-cell table:style-name="Tabell6.A2" office:value-type="string">
            <text:p text:style-name="P17"/>
          </table:table-cell>
          <table:table-cell table:style-name="Tabell6.A2" office:value-type="string">
            <text:p text:style-name="P17"/>
          </table:table-cell>
          <table:table-cell table:style-name="Tabell6.G2" office:value-type="string">
            <text:p text:style-name="P17"/>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2">Namn:</text:p>
          </table:table-cell>
          <table:table-cell table:style-name="Tabell7.B1" office:value-type="string">
            <text:p text:style-name="P13">Reservation</text:p>
          </table:table-cell>
        </table:table-row>
        <table:table-row>
          <table:table-cell table:style-name="Tabell7.A2" office:value-type="string">
            <text:p text:style-name="P15">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able:table-row>
          <table:table-cell table:style-name="Tabell7.A2" office:value-type="string">
            <text:p text:style-name="P15">Konstruktörer:</text:p>
          </table:table-cell>
          <table:table-cell table:style-name="Tabell7.B2" office:value-type="string">
            <text:p text:style-name="P14">Reservation(datamedlemmar)</text:p>
            <text:p text:style-name="P22">parametriserad konstruktor</text:p>
            <text:p text:style-name="P14">Reservation(Reservation&amp;)</text:p>
            <text:p text:style-name="P13">kopieringskonstruktor</text:p>
            <text:p text:style-name="P14">Reservation(Reservation&amp;&amp;)</text:p>
            <text:p text:style-name="P13">flyttkonstruktor</text:p>
            <text:p text:style-name="P14">~Reservation()</text:p>
            <text:p text:style-name="P22">destruktor</text:p>
          </table:table-cell>
        </table:table-row>
        <text:soft-page-break/>
        <table:table-row>
          <table:table-cell table:style-name="Tabell7.A2" office:value-type="string">
            <text:p text:style-name="P15">Operationer:</text:p>
          </table:table-cell>
          <table:table-cell table:style-name="Tabell7.B2" office:value-type="string">
            <text:p text:style-name="P15">void save()</text:p>
            <text:p text:style-name="P19"><text:span text:style-name="T3">sparar bokningen i databasen</text:span> </text:p>
            <text:p text:style-name="P15">void set_”datamedlem”(”värde”)</text:p>
            <text:p text:style-name="P15">”typ” get_”datamedlem”()</text:p>
          </table:table-cell>
        </table:table-row>
        <table:table-row>
          <table:table-cell table:style-name="Tabell7.A2" office:value-type="string">
            <text:p text:style-name="P15">Datamedlemmar:</text:p>
          </table:table-cell>
          <table:table-cell table:style-name="Tabell7.B2" office:value-type="string">
            <text:p text:style-name="P23">int res_nr</text:p>
            <text:p text:style-name="P21">reservationsnummer</text:p>
            <text:p text:style-name="P15">string reg_nr</text:p>
            <text:p text:style-name="P21">registreringsnummer</text:p>
            <text:p text:style-name="P15">string name</text:p>
            <text:p text:style-name="P21">för- och efternamn</text:p>
            <text:p text:style-name="P23">string tel</text:p>
            <text:p text:style-name="P21">telefonnummer</text:p>
            <text:p text:style-name="P23">string adress</text:p>
            <text:p text:style-name="P23">string postal_nr</text:p>
            <text:p text:style-name="P23">string city</text:p>
            <text:p text:style-name="P15">string status</text:p>
            <text:p text:style-name="P22">aktiv / kommande / avslutad</text:p>
            <text:p text:style-name="P16">int start_time</text:p>
            <text:p text:style-name="P22">ex. 800 = 08:00, <text:s/>1330 = 13:30</text:p>
            <text:p text:style-name="P16">int end_time</text:p>
            <text:p text:style-name="P24">int start_date</text:p>
            <text:p text:style-name="P22">ex. 20121212 = 2012-12-12</text:p>
            <text:p text:style-name="P24">int end_date</text:p>
            <text:p text:style-name="P16"/>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2">Namn:</text:p>
          </table:table-cell>
          <table:table-cell table:style-name="Tabell8.B1" office:value-type="string">
            <text:p text:style-name="P13">Search_reservation</text:p>
          </table:table-cell>
        </table:table-row>
        <table:table-row>
          <table:table-cell table:style-name="Tabell8.A2" office:value-type="string">
            <text:p text:style-name="P15">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5">Konstruktörer:</text:p>
          </table:table-cell>
          <table:table-cell table:style-name="Tabell8.B2" office:value-type="string">
            <text:p text:style-name="P14">Search_reservation()</text:p>
            <text:p text:style-name="P22">Default konstruktor</text:p>
            <text:p text:style-name="P14">~Search_reservation</text:p>
            <text:p text:style-name="P22">Destruktor</text:p>
          </table:table-cell>
        </table:table-row>
        <table:table-row>
          <table:table-cell table:style-name="Tabell8.A2" office:value-type="string">
            <text:p text:style-name="P15">Operationer:</text:p>
          </table:table-cell>
          <table:table-cell table:style-name="Tabell8.B2" office:value-type="string">
            <text:p text:style-name="P23">void res_nr(string&amp; res_nr)</text:p>
            <text:p text:style-name="P23">void reg_nr(string&amp; reg_nr)</text:p>
            <text:p text:style-name="P23">void name(string&amp; name)</text:p>
            <text:p text:style-name="P23">void tel(string&amp; tel)</text:p>
            <text:p text:style-name="P23">void status(string&amp; status)</text:p>
            <text:p text:style-name="P23">void start_end(int start_date, </text:p>
            <text:p text:style-name="P23"><text:s text:c="51"/>int end_date, </text:p>
            <text:p text:style-name="P23"><text:s text:c="51"/>int start_time = 0, <text:s/></text:p>
            <text:p text:style-name="P23"><text:s text:c="51"/>int end_time = 0)</text:p>
            <text:p text:style-name="P21">funktionerna ovan gör en sökning i databasen och sparar resultatet som bokningsobjekt i search_result</text:p>
            <text:p text:style-name="P23">bool empty()</text:p>
            <text:p text:style-name="P21">returnerar <text:span text:style-name="T4">true</text:span> om search_result är tom, <text:span text:style-name="T4">false</text:span> annars </text:p>
            <text:p text:style-name="P23">void clear()</text:p>
            <text:p text:style-name="P21">rensar search_result</text:p>
          </table:table-cell>
        </table:table-row>
        <text:soft-page-break/>
        <table:table-row table:style-name="Tabell8.5">
          <table:table-cell table:style-name="Tabell8.A2" office:value-type="string">
            <text:p text:style-name="P15">Datamedlemmar:</text:p>
          </table:table-cell>
          <table:table-cell table:style-name="Tabell8.B2" office:value-type="string">
            <text:p text:style-name="P16">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2">Namn:</text:p>
          </table:table-cell>
          <table:table-cell table:style-name="Tabell11.B1" office:value-type="string">
            <text:p text:style-name="P13">Vehicle</text:p>
          </table:table-cell>
        </table:table-row>
        <table:table-row>
          <table:table-cell table:style-name="Tabell11.A2" office:value-type="string">
            <text:p text:style-name="P15">Syfte:</text:p>
          </table:table-cell>
          <table:table-cell table:style-name="Tabell11.B2" office:value-type="string">
            <text:p text:style-name="P18">Ska kapsla information om ett fordon och hantera ändring av denna.</text:p>
          </table:table-cell>
        </table:table-row>
        <table:table-row>
          <table:table-cell table:style-name="Tabell11.A2" office:value-type="string">
            <text:p text:style-name="P15">Konstruktörer:</text:p>
          </table:table-cell>
          <table:table-cell table:style-name="Tabell11.B2" office:value-type="string">
            <text:p text:style-name="P16">Vehicle(string&amp; reg_nr, string&amp; type, string&amp; status, string&amp; brand, string&amp; model, int mileage, string&amp; damage) </text:p>
            <text:p text:style-name="P25">parametriserad konstruktor</text:p>
            <text:p text:style-name="P16">~Vehicle()</text:p>
            <text:p text:style-name="P16"><text:span text:style-name="T2">destruktor</text:span> <text:s/></text:p>
          </table:table-cell>
        </table:table-row>
        <table:table-row>
          <table:table-cell table:style-name="Tabell11.A2" office:value-type="string">
            <text:p text:style-name="P15">Operationer:</text:p>
          </table:table-cell>
          <table:table-cell table:style-name="Tabell11.B2" office:value-type="string">
            <text:p text:style-name="P16">void set_”datamedlem”(”värde”) </text:p>
            <text:p text:style-name="P16"/>
            <text:p text:style-name="P16">”typ” get_”datamedlem”() </text:p>
            <text:p text:style-name="P16"/>
            <text:p text:style-name="P16">void save() </text:p>
            <text:p text:style-name="P22">sparar/uppdaterar informationen till/i databasen.</text:p>
          </table:table-cell>
        </table:table-row>
        <table:table-row>
          <table:table-cell table:style-name="Tabell11.A2" office:value-type="string">
            <text:p text:style-name="P15">Datamedlemmar:</text:p>
          </table:table-cell>
          <table:table-cell table:style-name="Tabell11.B2" office:value-type="string">
            <text:p text:style-name="P16">string reg_nr </text:p>
            <text:p text:style-name="P16">string type </text:p>
            <text:p text:style-name="P16">string status </text:p>
            <text:p text:style-name="P22">uthyrd / tillgänglig</text:p>
            <text:p text:style-name="P16">string brand </text:p>
            <text:p text:style-name="P16">string model </text:p>
            <text:p text:style-name="P16">int mileage </text:p>
            <text:p text:style-name="P16">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2">Namn:</text:p>
          </table:table-cell>
          <table:table-cell table:style-name="Tabell9.B1" office:value-type="string">
            <text:p text:style-name="P13">Search_vehicle</text:p>
          </table:table-cell>
        </table:table-row>
        <table:table-row>
          <table:table-cell table:style-name="Tabell9.A2" office:value-type="string">
            <text:p text:style-name="P15">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5">Konstruktörer:</text:p>
          </table:table-cell>
          <table:table-cell table:style-name="Tabell9.B2" office:value-type="string">
            <text:p text:style-name="P14">Search_vehicle()</text:p>
            <text:p text:style-name="P22">Default konstruktor</text:p>
            <text:p text:style-name="P14">~Search_vehicle()</text:p>
            <text:p text:style-name="P22">Destruktor</text:p>
          </table:table-cell>
        </table:table-row>
        <table:table-row>
          <table:table-cell table:style-name="Tabell9.A2" office:value-type="string">
            <text:p text:style-name="P15">Operationer:</text:p>
          </table:table-cell>
          <table:table-cell table:style-name="Tabell9.B2" office:value-type="string">
            <text:p text:style-name="P23">void all()</text:p>
            <text:p text:style-name="P23">void reg_nr(string&amp; reg_nr)</text:p>
            <text:p text:style-name="P23">void type(string&amp; type)</text:p>
            <text:p text:style-name="P23">void status(string&amp; status)</text:p>
            <text:p text:style-name="P23">void brand(string&amp; brand)</text:p>
            <text:p text:style-name="P23">void brand_model(string&amp; brand, string&amp; model)</text:p>
            <text:p text:style-name="P23">void type_date(string&amp; type, int start_date, int end_date</text:p>
            <text:p text:style-name="P23"><text:s text:c="25"/>int start_time = 0, inte end_time = 2330)</text:p>
            <text:p text:style-name="P21">funktionerna ovan gör en sökning i databasen och sparar resultatet som pekare till Vehicle-objekt i search_result.</text:p>
            <text:p text:style-name="P23">bool empty()</text:p>
            <text:p text:style-name="P19"><text:span text:style-name="T3">returnerar true om search_result är tom, false annars.</text:span><text:span text:style-name="T3"> </text:span></text:p>
            <text:p text:style-name="P23">void clear()</text:p>
            <text:p text:style-name="P21"><text:soft-page-break/>rensar search_result.</text:p>
          </table:table-cell>
        </table:table-row>
        <table:table-row>
          <table:table-cell table:style-name="Tabell9.A2" office:value-type="string">
            <text:p text:style-name="P15">Datamedlemmar:</text:p>
          </table:table-cell>
          <table:table-cell table:style-name="Tabell9.B2" office:value-type="string">
            <text:p text:style-name="P16">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2">Namn:</text:p>
          </table:table-cell>
          <table:table-cell table:style-name="Tabell10.B1" office:value-type="string">
            <text:p text:style-name="P13">Settings</text:p>
          </table:table-cell>
        </table:table-row>
        <table:table-row>
          <table:table-cell table:style-name="Tabell10.A2" office:value-type="string">
            <text:p text:style-name="P15">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5">Konstruktörer:</text:p>
          </table:table-cell>
          <table:table-cell table:style-name="Tabell10.B2" office:value-type="string">
            <text:p text:style-name="P16">Settings()</text:p>
            <text:p text:style-name="P25">default konstruktor</text:p>
            <text:p text:style-name="P16">~Settings()</text:p>
            <text:p text:style-name="P25">destruktor</text:p>
          </table:table-cell>
        </table:table-row>
        <table:table-row>
          <table:table-cell table:style-name="Tabell10.A2" office:value-type="string">
            <text:p text:style-name="P15">Operationer:</text:p>
          </table:table-cell>
          <table:table-cell table:style-name="Tabell10.B2" office:value-type="string">
            <text:p text:style-name="P23">void save()</text:p>
            <text:p text:style-name="P21">sparar/uppdaterar informationen till/i databasen.</text:p>
            <text:p text:style-name="P23">void set_”datamedlem”(”värde”)</text:p>
            <text:p text:style-name="P23">”typ” get_”datamedlem”()</text:p>
          </table:table-cell>
        </table:table-row>
        <table:table-row>
          <table:table-cell table:style-name="Tabell10.A2" office:value-type="string">
            <text:p text:style-name="P15">Datamedlemmar:</text:p>
          </table:table-cell>
          <table:table-cell table:style-name="Tabell10.B2" office:value-type="string">
            <text:p text:style-name="P16">int open_hour</text:p>
            <text:p text:style-name="P22">Öppnar</text:p>
            <text:p text:style-name="P16">int close_hour</text:p>
            <text:p text:style-name="P22">Stänger</text:p>
            <text:p text:style-name="P16">int min_rental</text:p>
            <text:p text:style-name="P22">Minsta uthyrningsperiod</text:p>
          </table:table-cell>
        </table:table-row>
      </table:table>
      <text:p text:style-name="Standard"/>
      <text:p text:style-name="Standard"/>
      <text:p text:style-name="Standard"/>
      <text:p text:style-name="P1"><text:alphabetical-index-mark-start text:id="IMark506620824"/>4. Användargränssnitt<text:alphabetical-index-mark-end text:id="IMark506620824"/><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28">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28">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1-08T08:10:35</meta:creation-date>
    <dc:date>2012-11-09T14:00:07</dc:date>
    <dc:creator>Martin Andersson</dc:creator>
    <meta:editing-duration>PT1H9M43S</meta:editing-duration>
    <meta:editing-cycles>26</meta:editing-cycles>
    <meta:generator>OpenOffice.org/3.3$Unix OpenOffice.org_project/330m20$Build-9567</meta:generator>
    <meta:document-statistic meta:table-count="12" meta:image-count="3" meta:object-count="0" meta:page-count="12" meta:paragraph-count="277" meta:word-count="1208" meta:character-count="9079"/>
  </office:meta>
</office:document-meta>
</file>